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fo:color="#000000" loext:opacity="100%" style:font-name="Liberation Serif" fo:font-size="10pt" fo:language="pt" fo:country="BR" style:font-size-asian="10pt" style:font-size-complex="10pt"/>
    </style:style>
    <style:style style:name="P2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1df0b3" style:font-size-asian="10pt" style:font-size-complex="10pt"/>
    </style:style>
    <style:style style:name="P3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843ee2" style:font-size-asian="10pt" style:font-size-complex="10pt"/>
    </style:style>
    <style:style style:name="P4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5a2ae" style:font-size-asian="10pt" style:font-size-complex="10pt"/>
    </style:style>
    <style:style style:name="P5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6e5e9d" style:font-size-asian="10pt" style:font-size-complex="10pt"/>
    </style:style>
    <style:style style:name="P6" style:family="paragraph" style:parent-style-name="Preformatted_20_Text">
      <style:text-properties fo:color="#000000" loext:opacity="100%" style:font-name="Liberation Serif" fo:font-size="10pt" fo:language="pt" fo:country="BR" officeooo:rsid="001df0b3" officeooo:paragraph-rsid="00aa61ed" style:font-size-asian="10pt" style:font-size-complex="10pt"/>
    </style:style>
    <style:style style:name="P7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7a94f9" style:font-size-asian="10pt" style:font-size-complex="10pt"/>
    </style:style>
    <style:style style:name="P8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1f691c" style:font-size-asian="10pt" style:font-size-complex="10pt"/>
    </style:style>
    <style:style style:name="P9" style:family="paragraph" style:parent-style-name="Preformatted_20_Text">
      <style:text-properties fo:color="#000000" loext:opacity="100%" style:font-name="Liberation Serif" fo:font-size="10pt" fo:language="pt" fo:country="BR" officeooo:rsid="001f691c" officeooo:paragraph-rsid="00ab5489" style:font-size-asian="10pt" style:font-size-complex="10pt"/>
    </style:style>
    <style:style style:name="P10" style:family="paragraph" style:parent-style-name="Preformatted_20_Text">
      <style:text-properties fo:color="#000000" loext:opacity="100%" style:font-name="Liberation Serif" fo:font-size="10pt" fo:language="pt" fo:country="BR" fo:font-weight="bold" officeooo:rsid="0080ed66" officeooo:paragraph-rsid="00904491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fo:color="#000000" loext:opacity="100%" style:font-name="Liberation Serif" fo:font-size="10pt" fo:language="pt" fo:country="BR" fo:font-weight="bold" officeooo:rsid="00539e81" officeooo:paragraph-rsid="00843ee2" style:font-size-asian="10pt" style:font-weight-asian="bold" style:font-size-complex="10pt" style:font-weight-complex="bold"/>
    </style:style>
    <style:style style:name="P12" style:family="paragraph" style:parent-style-name="Preformatted_20_Text">
      <style:text-properties fo:color="#000000" loext:opacity="100%" style:font-name="Liberation Serif" fo:font-size="10pt" fo:language="pt" fo:country="BR" fo:font-weight="bold" officeooo:rsid="00539e81" officeooo:paragraph-rsid="009ffaf4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fo:color="#000000" loext:opacity="100%" style:font-name="Liberation Serif" fo:font-size="10pt" fo:language="pt" fo:country="BR" fo:font-weight="bold" officeooo:rsid="006a662c" officeooo:paragraph-rsid="006e5e9d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fo:color="#000000" loext:opacity="100%" style:font-name="Liberation Serif" fo:font-size="10pt" fo:language="pt" fo:country="BR" fo:font-weight="bold" officeooo:rsid="0032ae94" officeooo:paragraph-rsid="0032ae94" style:font-size-asian="10pt" style:font-weight-asian="bold" style:font-size-complex="10pt" style:font-weight-complex="bold"/>
    </style:style>
    <style:style style:name="P15" style:family="paragraph" style:parent-style-name="Preformatted_20_Text">
      <style:text-properties fo:color="#000000" loext:opacity="100%" style:font-name="Liberation Serif" fo:font-size="10pt" fo:language="pt" fo:country="BR" fo:font-weight="bold" officeooo:paragraph-rsid="0032ae94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color="#000000" loext:opacity="100%" style:font-name="Liberation Serif" fo:font-size="10pt" fo:language="pt" fo:country="BR" fo:font-weight="bold" officeooo:rsid="00430931" officeooo:paragraph-rsid="0032ae94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color="#000000" loext:opacity="100%" style:font-name="Liberation Serif" fo:font-size="10pt" fo:language="pt" fo:country="BR" fo:font-weight="normal" officeooo:rsid="00539e81" officeooo:paragraph-rsid="009ffaf4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35625" officeooo:paragraph-rsid="00535625" style:font-size-asian="10pt" style:font-size-complex="10pt"/>
    </style:style>
    <style:style style:name="P19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5185a8" officeooo:paragraph-rsid="005185a8" style:font-size-asian="10pt" style:font-size-complex="10pt"/>
    </style:style>
    <style:style style:name="P20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430931" officeooo:paragraph-rsid="00430931" style:font-size-asian="10pt" style:font-size-complex="10pt"/>
    </style:style>
    <style:style style:name="P21" style:family="paragraph" style:parent-style-name="Preformatted_20_Text">
      <style:text-properties fo:color="#000000" loext:opacity="100%" style:text-position="super 58%" style:font-name="Liberation Serif" fo:font-size="10pt" fo:language="pt" fo:country="BR" officeooo:rsid="00a45bc5" officeooo:paragraph-rsid="00a45bc5" style:font-size-asian="10pt" style:font-size-complex="10pt"/>
    </style:style>
    <style:style style:name="P22" style:family="paragraph" style:parent-style-name="Preformatted_20_Text">
      <style:text-properties fo:color="#000000" loext:opacity="100%" style:text-position="0% 100%" style:font-name="Liberation Serif" fo:font-size="10pt" fo:language="pt" fo:country="BR" officeooo:rsid="005185a8" officeooo:paragraph-rsid="0055e43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1e4e"/>
    </style:style>
    <style:style style:name="T3" style:family="text">
      <style:text-properties style:text-underline-style="solid" style:text-underline-width="auto" style:text-underline-color="font-color" officeooo:rsid="001f691c"/>
    </style:style>
    <style:style style:name="T4" style:family="text">
      <style:text-properties style:text-underline-style="solid" style:text-underline-width="auto" style:text-underline-color="font-color" officeooo:rsid="002292a3"/>
    </style:style>
    <style:style style:name="T5" style:family="text">
      <style:text-properties style:text-underline-style="solid" style:text-underline-width="auto" style:text-underline-color="font-color" officeooo:rsid="0023104a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41bcb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f32d1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3104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600897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65a2ae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82796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f691c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9ffaf4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aa61e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600897"/>
    </style:style>
    <style:style style:name="T17" style:family="text">
      <style:text-properties style:text-underline-style="solid" style:text-underline-width="auto" style:text-underline-color="font-color" officeooo:rsid="00904491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d1e4e"/>
    </style:style>
    <style:style style:name="T20" style:family="text">
      <style:text-properties style:text-underline-style="none" officeooo:rsid="0034a4a9"/>
    </style:style>
    <style:style style:name="T21" style:family="text">
      <style:text-properties style:text-underline-style="none" fo:font-weight="bold" officeooo:rsid="0047674b" style:font-weight-asian="bold" style:font-weight-complex="bold"/>
    </style:style>
    <style:style style:name="T22" style:family="text">
      <style:text-properties style:text-underline-style="none" fo:font-weight="bold" officeooo:rsid="009ffaf4" style:font-weight-asian="bold" style:font-weight-complex="bold"/>
    </style:style>
    <style:style style:name="T23" style:family="text">
      <style:text-properties style:text-underline-style="none" fo:font-weight="bold" officeooo:rsid="00a8d132" style:font-weight-asian="bold" style:font-weight-complex="bold"/>
    </style:style>
    <style:style style:name="T24" style:family="text">
      <style:text-properties style:text-underline-style="none" fo:font-weight="normal" officeooo:rsid="0034a4a9" style:font-weight-asian="normal" style:font-weight-complex="normal"/>
    </style:style>
    <style:style style:name="T25" style:family="text">
      <style:text-properties style:text-underline-style="none" fo:font-weight="normal" officeooo:rsid="0023104a" style:font-weight-asian="normal" style:font-weight-complex="normal"/>
    </style:style>
    <style:style style:name="T26" style:family="text">
      <style:text-properties style:text-underline-style="none" fo:font-weight="normal" officeooo:rsid="0041bcb9" style:font-weight-asian="normal" style:font-weight-complex="normal"/>
    </style:style>
    <style:style style:name="T27" style:family="text">
      <style:text-properties style:text-underline-style="none" fo:font-weight="normal" officeooo:rsid="00430931" style:font-weight-asian="normal" style:font-weight-complex="normal"/>
    </style:style>
    <style:style style:name="T28" style:family="text">
      <style:text-properties style:text-underline-style="none" fo:font-weight="normal" officeooo:rsid="00777858" style:font-weight-asian="normal" style:font-weight-complex="normal"/>
    </style:style>
    <style:style style:name="T29" style:family="text">
      <style:text-properties style:text-underline-style="none" officeooo:rsid="0041bcb9"/>
    </style:style>
    <style:style style:name="T30" style:family="text">
      <style:text-properties style:text-underline-style="none" officeooo:rsid="0074c657"/>
    </style:style>
    <style:style style:name="T31" style:family="text">
      <style:text-properties style:text-underline-style="none" officeooo:rsid="007f9ab7"/>
    </style:style>
    <style:style style:name="T32" style:family="text">
      <style:text-properties style:text-underline-style="none" officeooo:rsid="008bd2fd"/>
    </style:style>
    <style:style style:name="T33" style:family="text">
      <style:text-properties style:text-underline-style="none" officeooo:rsid="009ffaf4"/>
    </style:style>
    <style:style style:name="T34" style:family="text">
      <style:text-properties style:text-underline-style="none" officeooo:rsid="00a74e57"/>
    </style:style>
    <style:style style:name="T35" style:family="text">
      <style:text-properties style:text-underline-style="none" officeooo:rsid="00a8d132"/>
    </style:style>
    <style:style style:name="T36" style:family="text">
      <style:text-properties officeooo:rsid="0032ae94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ca005" style:font-weight-asian="bold" style:font-weight-complex="bold"/>
    </style:style>
    <style:style style:name="T39" style:family="text">
      <style:text-properties fo:font-weight="bold" officeooo:rsid="001f32d1" style:font-weight-asian="bold" style:font-weight-complex="bold"/>
    </style:style>
    <style:style style:name="T40" style:family="text">
      <style:text-properties fo:font-weight="bold" officeooo:rsid="0029b3a7" style:font-weight-asian="bold" style:font-weight-complex="bold"/>
    </style:style>
    <style:style style:name="T41" style:family="text">
      <style:text-properties fo:font-weight="bold" officeooo:rsid="00539e81" style:font-weight-asian="bold" style:font-weight-complex="bold"/>
    </style:style>
    <style:style style:name="T42" style:family="text">
      <style:text-properties fo:font-weight="bold" officeooo:rsid="006a662c" style:font-weight-asian="bold" style:font-weight-complex="bold"/>
    </style:style>
    <style:style style:name="T43" style:family="text">
      <style:text-properties fo:font-weight="bold" officeooo:rsid="006c0dee" style:font-weight-asian="bold" style:font-weight-complex="bold"/>
    </style:style>
    <style:style style:name="T44" style:family="text">
      <style:text-properties fo:font-weight="bold" officeooo:rsid="0080ed66" style:font-weight-asian="bold" style:font-weight-complex="bold"/>
    </style:style>
    <style:style style:name="T45" style:family="text">
      <style:text-properties fo:font-weight="bold" officeooo:rsid="009ffaf4" style:font-weight-asian="bold" style:font-weight-complex="bold"/>
    </style:style>
    <style:style style:name="T46" style:family="text">
      <style:text-properties fo:font-weight="bold" officeooo:rsid="00a8d132" style:font-weight-asian="bold" style:font-weight-complex="bold"/>
    </style:style>
    <style:style style:name="T47" style:family="text">
      <style:text-properties style:text-position="0% 100%"/>
    </style:style>
    <style:style style:name="T48" style:family="text">
      <style:text-properties style:text-position="0% 100%" officeooo:rsid="004af288"/>
    </style:style>
    <style:style style:name="T49" style:family="text">
      <style:text-properties style:text-position="0% 100%" officeooo:rsid="004c12d2"/>
    </style:style>
    <style:style style:name="T50" style:family="text">
      <style:text-properties style:text-position="0% 100%" officeooo:rsid="004de890"/>
    </style:style>
    <style:style style:name="T51" style:family="text">
      <style:text-properties officeooo:rsid="0041bcb9"/>
    </style:style>
    <style:style style:name="T52" style:family="text">
      <style:text-properties style:text-position="super 58%" style:text-underline-style="none" fo:font-weight="normal" officeooo:rsid="0055e43e" style:font-weight-asian="normal" style:font-weight-complex="normal"/>
    </style:style>
    <style:style style:name="T53" style:family="text">
      <style:text-properties style:text-position="super 58%" style:text-underline-style="none" officeooo:rsid="0055e43e"/>
    </style:style>
    <style:style style:name="T54" style:family="text">
      <style:text-properties style:text-position="super 58%" style:text-underline-style="solid" style:text-underline-width="auto" style:text-underline-color="font-color" officeooo:rsid="0055e43e"/>
    </style:style>
    <style:style style:name="T55" style:family="text">
      <style:text-properties style:text-position="super 58%" officeooo:rsid="0055e43e"/>
    </style:style>
    <style:style style:name="T56" style:family="text">
      <style:text-properties style:text-position="super 58%" officeooo:rsid="0059f50a"/>
    </style:style>
    <style:style style:name="T57" style:family="text">
      <style:text-properties officeooo:rsid="0055e43e"/>
    </style:style>
    <style:style style:name="T58" style:family="text">
      <style:text-properties officeooo:rsid="0080ed66"/>
    </style:style>
    <style:style style:name="T59" style:family="text">
      <style:text-properties officeooo:rsid="009ffaf4"/>
    </style:style>
    <style:style style:name="T60" style:family="text">
      <style:text-properties officeooo:rsid="00adcc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liente (<text:span text:style-name="T2">Cpf</text:span><text:span text:style-name="T3">Cli</text:span><text:span text:style-name="T19">,</text:span><text:span text:style-name="T32">Nome,</text:span><text:span text:style-name="T19">Telefone,Email,</text:span><text:span text:style-name="T31">CEP,Estado,Cidade,Rua,Casa,Complemento,</text:span><text:span text:style-name="T33">ValorGasto,</text:span><text:span text:style-name="T34">DataIngresso</text:span>)</text:p>
      <text:p text:style-name="P10"/>
      <text:p text:style-name="P2">Lista (<text:span text:style-name="T1">CodLista</text:span><text:span text:style-name="T17">,</text:span><text:span text:style-name="T14">CpfCli</text:span><text:span text:style-name="T59">,</text:span>Data,Valor)</text:p>
      <text:p text:style-name="P6">ListaProd<text:span text:style-name="T55">1</text:span> (<text:span text:style-name="T6">CodLista,</text:span><text:span text:style-name="T15">CpfCli,</text:span><text:span text:style-name="T6">Cod</text:span><text:span text:style-name="T7">Prod,</text:span><text:span text:style-name="T12">CnpjMer</text:span><text:span text:style-name="T22">,</text:span>Quantia)</text:p>
      <text:p text:style-name="P2"><text:tab/><text:span text:style-name="T37">CodLista referencia Lista</text:span></text:p>
      <text:p text:style-name="P2"><text:tab/><text:span text:style-name="T37">Cod</text:span><text:span text:style-name="T38">Prod</text:span><text:span text:style-name="T37"> referencia Produto</text:span></text:p>
      <text:p text:style-name="P3"><text:tab/><text:span text:style-name="T44">CnpjMer referencia Mercado</text:span></text:p>
      <text:p text:style-name="P3"><text:span text:style-name="T44"><text:tab/></text:span><text:span text:style-name="T45">CpfCli referencia Cliente</text:span></text:p>
      <text:p text:style-name="P17">ListaProm<text:span text:style-name="T55">1</text:span> (<text:span text:style-name="T11">CodLista,</text:span><text:span text:style-name="T15">CpfCli,</text:span><text:span text:style-name="T6">CodProm</text:span><text:span text:style-name="T12">,CnpjMer</text:span><text:span text:style-name="T13">,</text:span><text:span text:style-name="T30">Quantia</text:span>)</text:p>
      <text:p text:style-name="P4"><text:tab/><text:span text:style-name="T37">CodLista referencia Lista</text:span></text:p>
      <text:p text:style-name="P2"><text:tab/><text:span text:style-name="T41">CodProm referencia Promocao</text:span></text:p>
      <text:p text:style-name="P11"><text:tab/><text:span text:style-name="T58">CnpjMer referencia Mercado</text:span></text:p>
      <text:p text:style-name="P12"><text:tab/><text:span text:style-name="T59">CpfCli referencia Cliente</text:span></text:p>
      <text:p text:style-name="P2"/>
      <text:p text:style-name="P2">Produto (<text:span text:style-name="T1">Cod</text:span><text:span text:style-name="T5">Prod</text:span><text:span text:style-name="T54">4</text:span><text:span text:style-name="T1">,</text:span><text:span text:style-name="T10">CnjpMer</text:span><text:span text:style-name="T16">,</text:span><text:span text:style-name="T51">Nome,</text:span>Valor)</text:p>
      <text:p text:style-name="P2"><text:tab/><text:span text:style-name="T42">CnjpMer referencia Mercado</text:span></text:p>
      <text:p text:style-name="P18"><text:span text:style-name="T57">4</text:span><text:span text:style-name="T47"> Codigo de barras, porem o nome CodProd facilita identificacao como FK.</text:span></text:p>
      <text:p text:style-name="P18"/>
      <text:p text:style-name="P2">Promocao (<text:span text:style-name="T1">CodProm,</text:span><text:span text:style-name="T10">CnpjMer</text:span><text:span text:style-name="T18">,</text:span><text:span text:style-name="T29">Nome</text:span>)</text:p>
      <text:p text:style-name="P2"><text:tab/><text:span text:style-name="T43">CnpjMer referencia Mercado</text:span></text:p>
      <text:p text:style-name="P2"><text:span text:style-name="T58">Promocao</text:span><text:span text:style-name="T60">Prod</text:span><text:span text:style-name="T56">1</text:span> (<text:span text:style-name="T6">CodProm,</text:span><text:span text:style-name="T10">CnpjMer,</text:span><text:span text:style-name="T8">Cod</text:span><text:span text:style-name="T9">Prod</text:span><text:span text:style-name="T25">,</text:span><text:span text:style-name="T26">Quant</text:span><text:span text:style-name="T28">ia</text:span><text:span text:style-name="T26">,</text:span><text:span text:style-name="T27">Desconto</text:span>)</text:p>
      <text:p text:style-name="P1"><text:tab/><text:span text:style-name="T39">CodProm referencia Promocao</text:span></text:p>
      <text:p text:style-name="P1"><text:tab/><text:span text:style-name="T39">Cod</text:span><text:span text:style-name="T40">Prod</text:span><text:span text:style-name="T39"> referencia Produto</text:span></text:p>
      <text:p text:style-name="P5"><text:tab/><text:span text:style-name="T42">CnjpMer referencia Mercado</text:span></text:p>
      <text:p text:style-name="P13"/>
      <text:p text:style-name="P7">Mercado (<text:span text:style-name="T1">C</text:span><text:span text:style-name="T5">npjMer</text:span><text:span text:style-name="T18">,Nome,Cep,Estado,Cidade,Rua,Numero</text:span>)</text:p>
      <text:p text:style-name="P19"/>
      <text:p text:style-name="P9">Entrega (<text:span text:style-name="T1">CodEntr</text:span><text:span text:style-name="T4">ega</text:span><text:span text:style-name="T18">,</text:span><text:span text:style-name="T23">CodLista</text:span><text:span text:style-name="T35">,</text:span><text:span text:style-name="T22">CpfCli,</text:span><text:span text:style-name="T20">Tipo</text:span><text:span text:style-name="T53">2</text:span><text:span text:style-name="T20">,</text:span><text:span text:style-name="T24">Placa</text:span><text:span text:style-name="T52">3</text:span><text:span text:style-name="T24">,Telefone</text:span><text:span text:style-name="T52">3</text:span><text:span text:style-name="T21">,</text:span><text:span text:style-name="T18">HrSaida,HrChegada</text:span>)</text:p>
      <text:p text:style-name="P8"><text:tab/><text:span text:style-name="T46">CodLista referencia Lista</text:span></text:p>
      <text:p text:style-name="P20"><text:span text:style-name="T57">2</text:span> <text:span text:style-name="T47">Tipo de entrega,</text:span><text:span text:style-name="T50">do </text:span><text:span text:style-name="T47">app ou propria do mercado.</text:span></text:p>
      <text:p text:style-name="P20"><text:span text:style-name="T57">3</text:span><text:span text:style-name="T47"> </text:span><text:span text:style-name="T49">Null</text:span><text:span text:style-name="T48">: </text:span><text:span text:style-name="T47">Placa do veiculo caso seja entrega do app.</text:span></text:p>
      <text:p text:style-name="P20"><text:span text:style-name="T57">3</text:span><text:span text:style-name="T47"> </text:span><text:span text:style-name="T49">Null</text:span><text:span text:style-name="T48">: </text:span><text:span text:style-name="T47">Telefone do entregador caso seja entrega do app.</text:span></text:p>
      <text:p text:style-name="P8"/>
      <text:p text:style-name="P14">Contrato (<text:span text:style-name="T1">CodEntrega,CnpjMer</text:span>)</text:p>
      <text:p text:style-name="P15"><text:tab/><text:span text:style-name="T36">CodEntrega referencia Entrega</text:span></text:p>
      <text:p text:style-name="P15"><text:tab/><text:span text:style-name="T36">CnpjMer referencia Mercado</text:span></text:p>
      <text:p text:style-name="P16"/>
      <text:p text:style-name="P22"/>
      <text:p text:style-name="P21">1.<text:span text:style-name="T47"> Devido a impossibilidade de se usar um atributo multivalorado optei por dividir a lista e a promoção em duas tabelas, assim é possível atribuir varios produtos e promoções à uma lista, e vários produtos combinados à uma promoçã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2T10:07:02.098865849</dc:date>
    <meta:editing-duration>PT10H26M41S</meta:editing-duration>
    <meta:editing-cycles>83</meta:editing-cycles>
    <meta:generator>LibreOffice/7.4.5.1$Linux_X86_64 LibreOffice_project/40$Build-1</meta:generator>
    <meta:document-statistic meta:table-count="0" meta:image-count="0" meta:object-count="0" meta:page-count="1" meta:paragraph-count="31" meta:word-count="148" meta:character-count="1407" meta:non-whitespace-character-count="1274"/>
  </office:meta>
</office:document-meta>
</file>